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IDFont+F1" svg:font-family="CIDFont+F1" style:font-family-generic="system" svg:panose-1="0 0 0 0 0 0 0 0 0 0"/>
    <style:font-face style:name="CIDFont+F2" svg:font-family="CIDFont+F2" style:font-family-generic="system" svg:panose-1="0 0 0 0 0 0 0 0 0 0"/>
    <style:font-face style:name="CIDFont+F3" svg:font-family="CIDFont+F3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IDFont+F1" style:font-name-complex="CIDFont+F1" style:letter-kerning="false"/>
    </style:style>
    <style:style style:name="P2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3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4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" style:parent-style-name="Normal" style:family="paragraph">
      <style:paragraph-properties style:text-autospace="none" fo:margin-bottom="0in" fo:line-height="100%"/>
      <style:text-properties style:font-name="CIDFont+F3" style:font-name-complex="CIDFont+F3" style:letter-kerning="false"/>
    </style:style>
    <style:style style:name="P6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7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8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9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DefaultParagraphFont" style:family="text">
      <style:text-properties style:font-name="CIDFont+F3" style:font-name-complex="CIDFont+F3" style:letter-kerning="false"/>
    </style:style>
    <style:style style:name="T12" style:parent-style-name="DefaultParagraphFont" style:family="text">
      <style:text-properties style:font-name="CIDFont+F2" style:font-name-complex="CIDFont+F2" style:letter-kerning="false"/>
    </style:style>
    <style:style style:name="P13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14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15" style:parent-style-name="Normal" style:family="paragraph">
      <style:paragraph-properties style:text-autospace="none" fo:margin-bottom="0in" fo:line-height="100%"/>
    </style:style>
    <style:style style:name="T16" style:parent-style-name="DefaultParagraphFont" style:family="text">
      <style:text-properties style:font-name="CIDFont+F2" style:font-name-complex="CIDFont+F2" style:letter-kerning="false"/>
    </style:style>
    <style:style style:name="T17" style:parent-style-name="DefaultParagraphFont" style:family="text">
      <style:text-properties style:font-name="CIDFont+F3" style:font-name-complex="CIDFont+F3" style:letter-kerning="false"/>
    </style:style>
    <style:style style:name="T18" style:parent-style-name="DefaultParagraphFont" style:family="text">
      <style:text-properties style:font-name="CIDFont+F2" style:font-name-complex="CIDFont+F2" style:letter-kerning="false"/>
    </style:style>
    <style:style style:name="T19" style:parent-style-name="DefaultParagraphFont" style:family="text">
      <style:text-properties style:font-name="CIDFont+F3" style:font-name-complex="CIDFont+F3" style:letter-kerning="false"/>
    </style:style>
    <style:style style:name="T20" style:parent-style-name="DefaultParagraphFont" style:family="text">
      <style:text-properties style:font-name="CIDFont+F2" style:font-name-complex="CIDFont+F2" style:letter-kerning="false"/>
    </style:style>
    <style:style style:name="P21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22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IDFont+F2" style:font-name-complex="CIDFont+F2" style:letter-kerning="false"/>
    </style:style>
    <style:style style:name="T25" style:parent-style-name="DefaultParagraphFont" style:family="text">
      <style:text-properties style:font-name="CIDFont+F3" style:font-name-complex="CIDFont+F3" style:letter-kerning="false"/>
    </style:style>
    <style:style style:name="T26" style:parent-style-name="DefaultParagraphFont" style:family="text">
      <style:text-properties style:font-name="CIDFont+F2" style:font-name-complex="CIDFont+F2" style:letter-kerning="false"/>
    </style:style>
    <style:style style:name="P27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28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DefaultParagraphFont" style:family="text">
      <style:text-properties style:font-name="CIDFont+F2" style:font-name-complex="CIDFont+F2" style:letter-kerning="false"/>
    </style:style>
    <style:style style:name="T31" style:parent-style-name="DefaultParagraphFont" style:family="text">
      <style:text-properties style:font-name="CIDFont+F3" style:font-name-complex="CIDFont+F3" style:letter-kerning="false"/>
    </style:style>
    <style:style style:name="T32" style:parent-style-name="DefaultParagraphFont" style:family="text">
      <style:text-properties style:font-name="CIDFont+F2" style:font-name-complex="CIDFont+F2" style:letter-kerning="false"/>
    </style:style>
    <style:style style:name="P33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34" style:parent-style-name="Normal" style:family="paragraph">
      <style:paragraph-properties style:text-autospace="none" fo:margin-bottom="0in" fo:line-height="100%"/>
    </style:style>
    <style:style style:name="T35" style:parent-style-name="DefaultParagraphFont" style:family="text">
      <style:text-properties style:font-name="CIDFont+F2" style:font-name-complex="CIDFont+F2" style:letter-kerning="false"/>
    </style:style>
    <style:style style:name="T36" style:parent-style-name="DefaultParagraphFont" style:family="text">
      <style:text-properties style:font-name="CIDFont+F3" style:font-name-complex="CIDFont+F3" style:letter-kerning="false"/>
    </style:style>
    <style:style style:name="T37" style:parent-style-name="DefaultParagraphFont" style:family="text">
      <style:text-properties style:font-name="CIDFont+F2" style:font-name-complex="CIDFont+F2" style:letter-kerning="false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style:font-name="CIDFont+F2" style:font-name-complex="CIDFont+F2" style:letter-kerning="false"/>
    </style:style>
    <style:style style:name="T40" style:parent-style-name="DefaultParagraphFont" style:family="text">
      <style:text-properties style:font-name="CIDFont+F3" style:font-name-complex="CIDFont+F3" style:letter-kerning="false"/>
    </style:style>
    <style:style style:name="T41" style:parent-style-name="DefaultParagraphFont" style:family="text">
      <style:text-properties style:font-name="CIDFont+F2" style:font-name-complex="CIDFont+F2" style:letter-kerning="false"/>
    </style:style>
    <style:style style:name="P42" style:parent-style-name="Normal" style:family="paragraph">
      <style:paragraph-properties style:text-autospace="none" fo:margin-bottom="0in" fo:line-height="100%"/>
    </style:style>
    <style:style style:name="T43" style:parent-style-name="DefaultParagraphFont" style:family="text">
      <style:text-properties style:font-name="CIDFont+F2" style:font-name-complex="CIDFont+F2" style:letter-kerning="false"/>
    </style:style>
    <style:style style:name="T44" style:parent-style-name="DefaultParagraphFont" style:family="text">
      <style:text-properties style:font-name="CIDFont+F3" style:font-name-complex="CIDFont+F3" style:letter-kerning="false"/>
    </style:style>
    <style:style style:name="T45" style:parent-style-name="DefaultParagraphFont" style:family="text">
      <style:text-properties style:font-name="CIDFont+F2" style:font-name-complex="CIDFont+F2" style:letter-kerning="false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IDFont+F2" style:font-name-complex="CIDFont+F2" style:letter-kerning="false"/>
    </style:style>
    <style:style style:name="T48" style:parent-style-name="DefaultParagraphFont" style:family="text">
      <style:text-properties style:font-name="CIDFont+F3" style:font-name-complex="CIDFont+F3" style:letter-kerning="false"/>
    </style:style>
    <style:style style:name="T49" style:parent-style-name="DefaultParagraphFont" style:family="text">
      <style:text-properties style:font-name="CIDFont+F2" style:font-name-complex="CIDFont+F2" style:letter-kerning="false"/>
    </style:style>
    <style:style style:name="P50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1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2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3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4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5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6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7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8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9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0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1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T62" style:parent-style-name="DefaultParagraphFont" style:family="text">
      <style:text-properties style:font-name="CIDFont+F2" style:font-name-complex="CIDFont+F2" style:letter-kerning="false"/>
    </style:style>
    <style:style style:name="T63" style:parent-style-name="DefaultParagraphFont" style:family="text">
      <style:text-properties style:font-name="CIDFont+F2" style:font-name-complex="CIDFont+F2" style:letter-kerning="false"/>
    </style:style>
  </office:automatic-styles>
  <office:body>
    <office:text text:use-soft-page-breaks="true">
      <text:p text:style-name="P1">Fourth: Communicate with Stakeholders</text:p>
      <text:p text:style-name="P2">For this question, I am writing an email to Todd, my (fictional)Team Lead, informing them about the data</text:p>
      <text:p text:style-name="P3">quality issues I found.</text:p>
      <text:p text:style-name="P4">Subject: Data quality issues with Receipts, Users and Brands data.</text:p>
      <text:p text:style-name="P5">(Body of the email):</text:p>
      <text:p text:style-name="P6">Hello Todd,</text:p>
      <text:p text:style-name="P7">After conducting a thorough Exploratory Analysis of the records in Receipts, Users and Brands, I came</text:p>
      <text:p text:style-name="P8">across the following data quality issues that I believe are important for you to know.</text:p>
      <text:p text:style-name="P9">1. A considerate amount of data is missing for certain fields likea.</text:p>
      <text:p text:style-name="P10"><text:span text:style-name="T11">finishedDate</text:span><text:span text:style-name="T12">- for 49%(almost half) of the receipts we do not know when they become</text:span></text:p>
      <text:p text:style-name="P13">invalid(assuming that the date on which a receipt finishes processing is the date on</text:p>
      <text:p text:style-name="P14">which it becomes invalid)</text:p>
      <text:p text:style-name="P15"><text:span text:style-name="T16">b.<text:s/></text:span><text:span text:style-name="T17">pointsEarned</text:span><text:span text:style-name="T18">- 45% of the values for the<text:s/></text:span><text:span text:style-name="T19">'pointsEarned'<text:s/></text:span><text:span text:style-name="T20">field are missing. This means that</text:span></text:p>
      <text:p text:style-name="P21">points were earned for certain receipts, but the data was not captured and that is why</text:p>
      <text:p text:style-name="P22">the large number of missing values.</text:p>
      <text:p text:style-name="P23"><text:span text:style-name="T24">c.<text:s/></text:span><text:span text:style-name="T25">purchasedItemCount</text:span><text:span text:style-name="T26">- large number of missing values will pose problems for deciding if</text:span></text:p>
      <text:p text:style-name="P27">users who bought more than one unit of a product qualify for special offers/bonus</text:p>
      <text:p text:style-name="P28">points that require them to purchase certain number of products/brands.</text:p>
      <text:p text:style-name="P29"><text:span text:style-name="T30">d.<text:s/></text:span><text:span text:style-name="T31">totalSpent, rewardsReceiptItemList</text:span><text:span text:style-name="T32">- Since data for the total amount spent on a receipt,</text:span></text:p>
      <text:p text:style-name="P33">and items shopped in a transaction is missing, it is natural that we do not have</text:p>
      <text:p text:style-name="P34"><text:span text:style-name="T35">information about points earned(</text:span><text:span text:style-name="T36">pointsEarned<text:s/></text:span><text:span text:style-name="T37">field) for those transactions.</text:span></text:p>
      <text:p text:style-name="P38"><text:span text:style-name="T39">e.<text:s/></text:span><text:span text:style-name="T40">topBrand<text:s/></text:span><text:span text:style-name="T41">( Boolean indicator for whether the brand should be featured as a 'top brand')</text:span></text:p>
      <text:p text:style-name="P42"><text:span text:style-name="T43">f.<text:s/></text:span><text:span text:style-name="T44">categoryCode<text:s/></text:span><text:span text:style-name="T45">(The category code that references a category of a brand)</text:span></text:p>
      <text:p text:style-name="P46"><text:span text:style-name="T47">2. For columns<text:s/></text:span><text:span text:style-name="T48">'pointsEarned', 'purchasedItemCount', 'totalSpent',<text:s/></text:span><text:span text:style-name="T49">there are a significant number</text:span></text:p>
      <text:p text:style-name="P50">of values that seem out of place(very large as compared to most values in respective fields). I</text:p>
      <text:p text:style-name="P51">would recommend investigating the processes in our App that produce these values, to</text:p>
      <text:p text:style-name="P52">determine if they are legit or result of something errornous that is happening.</text:p>
      <text:p text:style-name="P53">3. There are a lot of(more than half) duplicate records in the Users data. I strongly suggest going</text:p>
      <text:p text:style-name="P54">over out database, to eliminate redundant records and ensure there is no way such anomalies</text:p>
      <text:p text:style-name="P55">can happen again.</text:p>
      <text:p text:style-name="P56">4. Lastly, I found the date formats to be inconsistent, against the usual MM/DD/YYYY or similar</text:p>
      <text:p text:style-name="P57">standard date formats. For this too, I’d consider going over through our database to ensure that</text:p>
      <text:p text:style-name="P58">date fields are being captured and stored in a consistent manner.</text:p>
      <text:p text:style-name="P59">I have a plan to deal with the missing values issue and other problems as well, that I’d like to discuss</text:p>
      <text:p text:style-name="P60">with you in detail. Let me know what time works best for you so that we can set up a meeting.</text:p>
      <text:p text:style-name="P61">Cheers,</text:p>
      <text:p text:style-name="Normal"><text:span text:style-name="T62"><text:s/></text:span><text:span text:style-name="T63">Pallav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IDFont+F1" svg:font-family="CIDFont+F1" style:font-family-generic="system" svg:panose-1="0 0 0 0 0 0 0 0 0 0"/>
    <style:font-face style:name="CIDFont+F2" svg:font-family="CIDFont+F2" style:font-family-generic="system" svg:panose-1="0 0 0 0 0 0 0 0 0 0"/>
    <style:font-face style:name="CIDFont+F3" svg:font-family="CIDFont+F3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ellepeddi Damodara Rudrateja</meta:initial-creator>
    <dc:creator>Yellepeddi Damodara Rudrateja</dc:creator>
    <meta:creation-date>2024-05-29T17:58:00Z</meta:creation-date>
    <dc:date>2024-05-29T17:59:00Z</dc:date>
    <meta:template xlink:href="Normal" xlink:type="simple"/>
    <meta:editing-cycles>1</meta:editing-cycles>
    <meta:editing-duration>PT60S</meta:editing-duration>
    <meta:document-statistic meta:page-count="1" meta:paragraph-count="5" meta:word-count="393" meta:character-count="2630" meta:row-count="18" meta:non-whitespace-character-count="2242"/>
  </office:meta>
</office:document-meta>
</file>